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fo:language="zxx" fo:country="none" officeooo:rsid="0030677b" officeooo:paragraph-rsid="0030677b" style:language-asian="zxx" style:country-asian="none" style:language-complex="zxx" style:country-complex="none"/>
    </style:style>
    <style:style style:name="P2"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1a7ecb" officeooo:paragraph-rsid="001a7ecb" style:language-asian="zxx" style:country-asian="none" style:language-complex="zxx" style:country-complex="none"/>
    </style:style>
    <style:style style:name="P3"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40c3" officeooo:paragraph-rsid="003440c3" style:language-asian="zxx" style:country-asian="none" style:language-complex="zxx" style:country-complex="none"/>
    </style:style>
    <style:style style:name="P4"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e985" officeooo:paragraph-rsid="0034e985" style:language-asian="zxx" style:country-asian="none" style:language-complex="zxx" style:country-complex="none"/>
    </style:style>
    <style:style style:name="P5" style:family="paragraph" style:parent-style-name="Text_20_body">
      <style:text-properties fo:language="zxx" fo:country="none" officeooo:rsid="001a7ecb" officeooo:paragraph-rsid="001a7ecb" style:language-asian="zxx" style:country-asian="none" style:language-complex="zxx" style:country-complex="none"/>
    </style:style>
    <style:style style:name="P6" style:family="paragraph" style:parent-style-name="Heading_20_2">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2e2f0c" officeooo:paragraph-rsid="002e2f0c" style:language-asian="zxx" style:country-asian="none" style:language-complex="zxx" style:country-complex="none"/>
    </style:style>
    <style:style style:name="P8" style:family="paragraph" style:parent-style-name="Explicación">
      <style:text-properties fo:language="zxx" fo:country="none" style:language-asian="zxx" style:country-asian="none" style:language-complex="zxx" style:country-complex="none"/>
    </style:style>
    <style:style style:name="P9" style:family="paragraph" style:parent-style-name="Explicación">
      <style:text-properties fo:language="zxx" fo:country="none" officeooo:paragraph-rsid="002ce02b" style:language-asian="zxx" style:country-asian="none" style:language-complex="zxx" style:country-complex="none"/>
    </style:style>
    <style:style style:name="P10" style:family="paragraph" style:parent-style-name="Text_20_body">
      <style:text-properties fo:language="zxx" fo:country="none" officeooo:rsid="001cbe53" officeooo:paragraph-rsid="001cbe53" style:language-asian="zxx" style:country-asian="none" style:language-complex="zxx" style:country-complex="none"/>
    </style:style>
    <style:style style:name="P11" style:family="paragraph" style:parent-style-name="Text_20_body">
      <style:text-properties fo:language="zxx" fo:country="none" fo:font-weight="normal" officeooo:rsid="0037c5bd" officeooo:paragraph-rsid="0037c5bd"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06adc" officeooo:paragraph-rsid="00331608" style:language-asian="zxx" style:country-asian="none" style:language-complex="zxx" style:country-complex="none"/>
    </style:style>
    <style:style style:name="P13" style:family="paragraph" style:parent-style-name="Text_20_body">
      <style:paragraph-properties fo:margin-left="0cm" fo:margin-right="0cm" fo:text-align="start" style:justify-single-word="false" fo:orphans="2" fo:widows="2" fo:text-indent="0cm" style:auto-text-indent="false"/>
      <style:text-properties fo:language="zxx" fo:country="none" fo:font-weight="normal" officeooo:rsid="00306adc" officeooo:paragraph-rsid="00331608"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31608" officeooo:paragraph-rsid="00331608" style:language-asian="zxx" style:country-asian="none" style:language-complex="zxx" style:country-complex="none"/>
    </style:style>
    <style:style style:name="P15"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7c5bd" officeooo:paragraph-rsid="0037c5bd" style:language-asian="zxx" style:country-asian="none" style:language-complex="zxx" style:country-complex="none"/>
    </style:style>
    <style:style style:name="P16"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40c3" officeooo:paragraph-rsid="0035ce4f" style:language-asian="zxx" style:country-asian="none" style:language-complex="zxx" style:country-complex="non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zxx" fo:country="none" fo:font-weight="normal" officeooo:rsid="003440c3" officeooo:paragraph-rsid="0035ce4f"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e985" officeooo:paragraph-rsid="0035ce4f" style:language-asian="zxx" style:country-asian="none" style:language-complex="zxx" style:country-complex="none"/>
    </style:style>
    <style:style style:name="P19" style:family="paragraph" style:parent-style-name="Text_20_body">
      <style:text-properties fo:language="zxx" fo:country="none" officeooo:rsid="00099e0f" officeooo:paragraph-rsid="00099e0f" style:language-asian="zxx" style:country-asian="none" style:language-complex="zxx" style:country-complex="none"/>
    </style:style>
    <style:style style:name="P20" style:family="paragraph" style:parent-style-name="Text_20_body" style:list-style-name="L1">
      <style:text-properties fo:language="zxx" fo:country="none" officeooo:rsid="000ac7f6" officeooo:paragraph-rsid="000ac7f6" style:language-asian="zxx" style:country-asian="none" style:language-complex="zxx" style:country-complex="none"/>
    </style:style>
    <style:style style:name="P21" style:family="paragraph" style:parent-style-name="Explicación">
      <style:text-properties fo:language="zxx" fo:country="none" officeooo:paragraph-rsid="001e0975" style:language-asian="zxx" style:country-asian="none" style:language-complex="zxx" style:country-complex="none"/>
    </style:style>
    <style:style style:name="P22" style:family="paragraph" style:parent-style-name="Text_20_body" style:list-style-name="L2">
      <style:text-properties fo:language="zxx" fo:country="none" officeooo:rsid="000bb69b" officeooo:paragraph-rsid="000bb69b" style:language-asian="zxx" style:country-asian="none" style:language-complex="zxx" style:country-complex="none"/>
    </style:style>
    <style:style style:name="P23" style:family="paragraph" style:parent-style-name="Text_20_body">
      <style:text-properties fo:language="zxx" fo:country="none" officeooo:rsid="000d0e5a" officeooo:paragraph-rsid="000d0e5a"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Text_20_body">
      <style:text-properties fo:language="zxx" fo:country="none" fo:font-weight="bold" officeooo:rsid="000dd20f" officeooo:paragraph-rsid="000dd20f" style:language-asian="zxx" style:country-asian="none" style:font-weight-asian="bold" style:language-complex="zxx" style:country-complex="none" style:font-weight-complex="bold"/>
    </style:style>
    <style:style style:name="P26" style:family="paragraph" style:parent-style-name="Text_20_body">
      <style:text-properties fo:language="zxx" fo:country="none" officeooo:rsid="00099e0f" officeooo:paragraph-rsid="000dd20f" style:language-asian="zxx" style:country-asian="none" style:language-complex="zxx" style:country-complex="none"/>
    </style:style>
    <style:style style:name="P27" style:family="paragraph" style:parent-style-name="Text_20_body">
      <style:text-properties fo:language="zxx" fo:country="none" officeooo:rsid="000dd20f" officeooo:paragraph-rsid="000dd20f" style:language-asian="zxx" style:country-asian="none" style:language-complex="zxx" style:country-complex="none"/>
    </style:style>
    <style:style style:name="P28" style:family="paragraph" style:parent-style-name="Text_20_body">
      <style:text-properties fo:language="zxx" fo:country="none" officeooo:rsid="00177113" officeooo:paragraph-rsid="002365f3" style:language-asian="zxx" style:country-asian="none" style:language-complex="zxx" style:country-complex="none"/>
    </style:style>
    <style:style style:name="P29" style:family="paragraph" style:parent-style-name="Text_20_body">
      <style:text-properties fo:language="zxx" fo:country="none" officeooo:rsid="00099e0f" officeooo:paragraph-rsid="000ac7f6" style:language-asian="zxx" style:country-asian="none" style:language-complex="zxx" style:country-complex="none"/>
    </style:style>
    <style:style style:name="T1" style:family="text">
      <style:text-properties officeooo:rsid="000bb69b"/>
    </style:style>
    <style:style style:name="T2" style:family="text">
      <style:text-properties officeooo:rsid="001d2e85"/>
    </style:style>
    <style:style style:name="T3" style:family="text">
      <style:text-properties officeooo:rsid="00331608"/>
    </style:style>
    <style:style style:name="T4" style:family="text">
      <style:text-properties fo:font-weight="bold" officeooo:rsid="00331608" style:font-weight-asian="bold" style:font-weight-complex="bold"/>
    </style:style>
    <style:style style:name="T5" style:family="text">
      <style:text-properties officeooo:rsid="00306adc"/>
    </style:style>
    <style:style style:name="T6" style:family="text">
      <style:text-properties fo:font-weight="bold" style:font-weight-asian="bold" style:font-weight-complex="bold"/>
    </style:style>
    <style:style style:name="T7" style:family="text">
      <style:text-properties officeooo:rsid="001a7ecb"/>
    </style:style>
    <style:style style:name="T8" style:family="text">
      <style:text-properties officeooo:rsid="0029b40e"/>
    </style:style>
    <style:style style:name="T9" style:family="text">
      <style:text-properties officeooo:rsid="00273134"/>
    </style:style>
    <style:style style:name="T10" style:family="text">
      <style:text-properties officeooo:rsid="000dd20f"/>
    </style:style>
    <style:style style:name="T11" style:family="text">
      <style:text-properties officeooo:rsid="002809d7"/>
    </style:style>
    <style:style style:name="T12" style:family="text">
      <style:text-properties officeooo:rsid="00177113"/>
    </style:style>
    <style:style style:name="T13" style:family="text">
      <style:text-properties officeooo:rsid="0021ac3f"/>
    </style:style>
    <style:style style:name="T14" style:family="text">
      <style:text-properties officeooo:rsid="00418b0b"/>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Bombones<text:bookmark-end text:name="__RefHeading___Toc1_3888555425"/></text:h>
      <text:p text:style-name="P2">Una fábrica de bombones guarda información relativa a los pedidos que realizan los clientes, y para ello ha creado las siguientes relaciones:</text:p>
      <text:p text:style-name="P2"/>
      <text:p text:style-name="P2">PEDIDOSCAJAS (IdCliente, NombreCli, ApellidosCli, CalleCli, CiudadCli, ProvinciaCli, CPostalCli, TeléfonoCli, IdPedido, FechaPedido, IdCaja, CantidadCajasPedidas)</text:p>
      <text:p text:style-name="P2"/>
      <text:p text:style-name="P2">CAJASBOMBONES (IdCaja, NombreCaja, DescripciónCaja, PrecioCaja, CantidadBombónenCaja, IdBombón, NombreBombón, DescripciónBombón, TipoChocolate, CosteBombón, Envoltorio)</text:p>
      <text:p text:style-name="P2"/>
      <text:p text:style-name="P2">Teniendo en cuenta los siguientes supuestos:</text:p>
      <text:p text:style-name="P2">El nombre de ciudad es único.</text:p>
      <text:p text:style-name="P2">Cada pedido se identifica unívocamente por el IdPedido. Un pedido lo realiza un cliente.</text:p>
      <text:p text:style-name="P3">________________________________________________________________________________</text:p>
      <text:p text:style-name="P2">En el pedido se detallan las cajas y la cantidad de cajas pedidas de cada tipo.</text:p>
      <text:p text:style-name="P3"/>
      <text:p text:style-name="P2">En cada caja puede haber bombones de varios tipos.</text:p>
      <text:p text:style-name="P2">No hay dos cajas de bombones con el mismo nombre y No hay dos bombones con el mismo nombre.</text:p>
      <text:p text:style-name="P4"/>
      <text:p text:style-name="P5"/>
      <text:h text:style-name="P6" text:outline-level="2">Problemas de inserción:</text:h>
      <text:p text:style-name="P7"/>
      <text:h text:style-name="P6" text:outline-level="2">Problemas de actualización:</text:h>
      <text:p text:style-name="P7"/>
      <text:h text:style-name="P6" text:outline-level="2">Problemas de borrado: </text:h>
      <text:p text:style-name="P7"/>
      <text:h text:style-name="P6" text:outline-level="2"><text:bookmark-start text:name="__RefHeading___Toc120_4159016690"/><text:span text:style-name="T1">1. </text:span>Dependencias funcionales:<text:bookmark-end text:name="__RefHeading___Toc120_4159016690"/></text:h>
      <text:p text:style-name="P8">Puede haber dependencias totales , parciales o transitivas .</text:p>
      <text:p text:style-name="P8">Tenemos A B C D </text:p>
      <text:section text:style-name="Sect1" text:name="Sección1">
        <text:p text:style-name="P8"><text:soft-page-break/><text:tab/><text:span text:style-name="T2">A, B → C , D <text:s/>= Total</text:span></text:p>
        <text:p text:style-name="P8"><text:tab/><text:span text:style-name="T2">B → D = Parcial</text:span></text:p>
        <text:p text:style-name="P8"><text:tab/><text:span text:style-name="T2">x → y </text:span></text:p>
        <text:p text:style-name="P9"><text:tab/><text:span text:style-name="T2">y → Z = Transitiva </text:span></text:p>
      </text:section>
      <text:p text:style-name="P10"><text:tab/><text:span text:style-name="T3">TABLA </text:span><text:span text:style-name="T4">PEDIDOSCAJAS</text:span></text:p>
      <text:p text:style-name="P11">IdCliente -&gt; <text:span text:style-name="T5">nombreCli, apellidosCli , CiudadCli , ProvinciaCli</text:span></text:p>
      <text:p text:style-name="P12">IdPedido → IdCliente , nombreCli, apellidosCli , CiudadCli , ProvinciaCli</text:p>
      <text:p text:style-name="P13"><text:span text:style-name="T3">CpostalCli, telefonoCli, fechaPedido </text:span></text:p>
      <text:p text:style-name="P14">IdPedido + IdCaja → cantidadCajasPedidas</text:p>
      <text:p text:style-name="P15">codPostalCli -&gt; ciudadCli , provinciaCli </text:p>
      <text:p text:style-name="P14"/>
      <text:p text:style-name="P14"><text:tab/>TABLA <text:span text:style-name="T6">CAJASBOMBONES</text:span></text:p>
      <text:p text:style-name="P16">IdBombón <text:s/>→<text:span text:style-name="T7"> DescripciónBombón, TipoChocolate, CosteBombón, Envoltorio</text:span></text:p>
      <text:p text:style-name="P16">IdCaja → <text:span text:style-name="T7">DescripciónCaja, PrecioCaja</text:span></text:p>
      <text:p text:style-name="P17">IdBombón + IdCaja → cantidadBonbonCaja</text:p>
      <text:p text:style-name="P18">IdBombón ↔ nombreBombón</text:p>
      <text:p text:style-name="P18">IdCaja ↔ nombreCaja</text:p>
      <text:p text:style-name="P19"/>
      <text:h text:style-name="P6" text:outline-level="2"><text:bookmark-start text:name="__RefHeading___Toc122_4159016690"/><text:span text:style-name="T1">2.1 </text:span>Identificación de claves candidatas<text:bookmark-end text:name="__RefHeading___Toc122_4159016690"/></text:h>
      <text:p text:style-name="P8">¿Que son las claves candidatas? Claves primarias y alternativas <text:span text:style-name="T8">que te den el resultado de todos los atributos</text:span></text:p>
      <text:list text:style-name="L1">
        <text:list-item>
          <text:p text:style-name="P20">Claves primarias : </text:p>
        </text:list-item>
        <text:list-item>
          <text:p text:style-name="P20">Claves alternativas : </text:p>
        </text:list-item>
      </text:list>
      <text:h text:style-name="P6" text:outline-level="2"><text:bookmark-start text:name="__RefHeading___Toc124_4159016690"/><text:span text:style-name="T1">2.2 </text:span>Identificación atributos primos y no primos<text:bookmark-end text:name="__RefHeading___Toc124_4159016690"/></text:h>
      <text:p text:style-name="P21">Los atributos primos son los atributos que son alguna clave pero los no primos son los que pertenecen a una clave pero no lo son . </text:p>
      <text:p text:style-name="P5">DESGLOSE</text:p>
      <text:list text:style-name="L2">
        <text:list-item>
          <text:p text:style-name="P22">Primos: </text:p>
        </text:list-item>
        <text:list-item>
          <text:p text:style-name="P22">No primos: </text:p>
        </text:list-item>
      </text:list>
      <text:h text:style-name="P6" text:outline-level="2"><text:bookmark-start text:name="__RefHeading___Toc126_4159016690"/><text:span text:style-name="T1">3.1 </text:span>Proceso de normalización 1FN<text:bookmark-end text:name="__RefHeading___Toc126_4159016690"/></text:h>
      <text:p text:style-name="P8">Lo que se busca en este proceso es que no haya atributos multivalorados, <text:span text:style-name="T9">tenemos varias opciones: </text:span></text:p>
      <text:p text:style-name="P8"><text:tab/><text:span text:style-name="T9">1.Pasar la multivalorada como clave para que así solo haya uno pero se tendrían que repetir las filas con todos los datos por cada valor del multivalorado por lo que existiría la redundancia de datos</text:span></text:p>
      <text:p text:style-name="P23"><text:soft-page-break/></text:p>
      <text:h text:style-name="P6" text:outline-level="2"><text:bookmark-start text:name="__RefHeading___Toc128_4159016690"/>3.2 Proceso de normalización 2FN<text:bookmark-end text:name="__RefHeading___Toc128_4159016690"/></text:h>
      <text:p text:style-name="P8">El objetivo de esta es que las dependencias parciales (las que no dependen de todas las claves primarias), <text:span text:style-name="T10">o sea que los atributos no primos que no dependan de todas las claves hay que separarlos . </text:span></text:p>
      <text:p text:style-name="P8">Cuando se descompone se pasa el atributo como clave foránea <text:s/>+ clave candidata primaria</text:p>
      <text:p text:style-name="P24"/>
      <text:p text:style-name="P25"/>
      <text:p text:style-name="P25">Dependencias parciales / <text:span text:style-name="T11">Justificación: </text:span></text:p>
      <text:p text:style-name="P26"/>
      <text:p text:style-name="P27"><text:span text:style-name="T6">Solución</text:span> : </text:p>
      <text:h text:style-name="P6" text:outline-level="2"><text:bookmark-start text:name="__RefHeading___Toc130_4159016690"/>3.3 Proceso de normalización 3FN<text:bookmark-end text:name="__RefHeading___Toc130_4159016690"/></text:h>
      <text:p text:style-name="P8">La idea es eliminar las dependencias transitivas, es decir, cuando un atributo no primo depende de otro atributo no primo a través de la clave primaria.</text:p>
      <text:p text:style-name="P8">Cuando se descompone la clave no pasa como candidata sino que solo foránea.</text:p>
      <text:p text:style-name="P28"/>
      <text:h text:style-name="P6" text:outline-level="2"><text:span text:style-name="T12"><text:s/></text:span><text:span text:style-name="T13"><text:s/></text:span><text:span text:style-name="T14">3.4 Proceso de normalización </text:span>FNBC</text:h>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9T20:25:13.007000000</dc:date>
    <meta:editing-duration>PT3H21M42S</meta:editing-duration>
    <meta:editing-cycles>33</meta:editing-cycles>
    <meta:generator>LibreOffice/24.8.4.2$Windows_X86_64 LibreOffice_project/bb3cfa12c7b1bf994ecc5649a80400d06cd71002</meta:generator>
    <meta:document-statistic meta:table-count="0" meta:image-count="0" meta:object-count="0" meta:page-count="3" meta:paragraph-count="54" meta:word-count="458" meta:character-count="3050" meta:non-whitespace-character-count="2623"/>
  </office:meta>
</office:document-meta>
</file>